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8400000384769241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21cm" svg:height="21cm" svg:x="-4.763cm" svg:y="-2cm"><draw:image xlink:href="Pictures/100002010000038400000384769241E9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0S</meta:editing-duration>
    <meta:editing-cycles>3</meta:editing-cycles>
    <meta:generator>OpenOffice/4.1.6$Win32 OpenOffice.org_project/416m1$Build-9790</meta:generator>
    <dc:date>2022-04-30T19:39:50.40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